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0.689cm"/>
          <style:tab-stop style:position="17cm" style:type="right"/>
        </style:tab-stops>
      </style:paragraph-properties>
      <style:text-properties fo:color="#000000" fo:font-size="24pt" fo:font-weight="bold" officeooo:rsid="0007211d" officeooo:paragraph-rsid="0007211d" style:font-size-asian="21pt" style:font-weight-asian="bold" style:font-size-complex="24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fo:font-size="16pt" fo:font-weight="bold" officeooo:rsid="0007211d" officeooo:paragraph-rsid="00083d50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officeooo:paragraph-rsid="00083d50"/>
    </style:style>
    <style:style style:name="P4" style:family="paragraph" style:parent-style-name="Standard" style:list-style-name="L3">
      <style:paragraph-properties fo:margin-top="0.101cm" fo:margin-bottom="0.101cm" loext:contextual-spacing="false" fo:line-height="150%"/>
      <style:text-properties officeooo:paragraph-rsid="00083d50"/>
    </style:style>
    <style:style style:name="P5" style:family="paragraph" style:parent-style-name="Standard" style:list-style-name="L3">
      <style:paragraph-properties fo:margin-top="0.101cm" fo:margin-bottom="0.101cm" loext:contextual-spacing="false" fo:line-height="150%"/>
      <style:text-properties officeooo:paragraph-rsid="0007211d"/>
    </style:style>
    <style:style style:name="P6" style:family="paragraph" style:parent-style-name="Standard" style:list-style-name="L5">
      <style:paragraph-properties fo:margin-top="0.101cm" fo:margin-bottom="0.101cm" loext:contextual-spacing="false" fo:line-height="150%"/>
      <style:text-properties officeooo:paragraph-rsid="0007211d"/>
    </style:style>
    <style:style style:name="P7" style:family="paragraph" style:parent-style-name="Standard" style:list-style-name="L5">
      <style:paragraph-properties fo:margin-top="0.101cm" fo:margin-bottom="0.101cm" loext:contextual-spacing="false" fo:line-height="150%"/>
      <style:text-properties officeooo:paragraph-rsid="00083d50"/>
    </style:style>
    <style:style style:name="P8" style:family="paragraph" style:parent-style-name="Standard" style:list-style-name="L6">
      <style:paragraph-properties fo:margin-top="0.101cm" fo:margin-bottom="0.101cm" loext:contextual-spacing="false" fo:line-height="150%"/>
      <style:text-properties officeooo:paragraph-rsid="0007211d"/>
    </style:style>
    <style:style style:name="P9" style:family="paragraph" style:parent-style-name="Standard" style:list-style-name="L7">
      <style:paragraph-properties fo:margin-top="0.101cm" fo:margin-bottom="0.101cm" loext:contextual-spacing="false" fo:line-height="150%"/>
      <style:text-properties officeooo:paragraph-rsid="0007211d"/>
    </style:style>
    <style:style style:name="P10" style:family="paragraph" style:parent-style-name="Standard" style:list-style-name="L8">
      <style:paragraph-properties fo:margin-top="0.101cm" fo:margin-bottom="0.101cm" loext:contextual-spacing="false" fo:line-height="150%"/>
      <style:text-properties officeooo:paragraph-rsid="00083d50"/>
    </style:style>
    <style:style style:name="P11" style:family="paragraph" style:parent-style-name="Standard" style:list-style-name="L8">
      <style:paragraph-properties fo:margin-top="0.101cm" fo:margin-bottom="0.101cm" loext:contextual-spacing="false" fo:line-height="150%"/>
      <style:text-properties officeooo:paragraph-rsid="0007211d"/>
    </style:style>
    <style:style style:name="P12" style:family="paragraph" style:parent-style-name="Standard" style:list-style-name="L9">
      <style:paragraph-properties fo:margin-top="0.101cm" fo:margin-bottom="0.101cm" loext:contextual-spacing="false" fo:line-height="150%"/>
      <style:text-properties officeooo:paragraph-rsid="0007211d"/>
    </style:style>
    <style:style style:name="P13" style:family="paragraph" style:parent-style-name="Standard" style:list-style-name="L10">
      <style:paragraph-properties fo:margin-top="0.101cm" fo:margin-bottom="0.101cm" loext:contextual-spacing="false" fo:line-height="150%"/>
      <style:text-properties officeooo:paragraph-rsid="0007211d"/>
    </style:style>
    <style:style style:name="P14" style:family="paragraph" style:parent-style-name="Standard" style:list-style-name="L11">
      <style:paragraph-properties fo:margin-top="0.101cm" fo:margin-bottom="0.101cm" loext:contextual-spacing="false" fo:line-height="150%"/>
      <style:text-properties officeooo:paragraph-rsid="0007211d"/>
    </style:style>
    <style:style style:name="P15" style:family="paragraph" style:parent-style-name="Standard" style:list-style-name="L12">
      <style:paragraph-properties fo:margin-top="0.101cm" fo:margin-bottom="0.101cm" loext:contextual-spacing="false" fo:line-height="150%"/>
      <style:text-properties officeooo:paragraph-rsid="0007211d"/>
    </style:style>
    <style:style style:name="P16" style:family="paragraph" style:parent-style-name="Standard" style:list-style-name="L12">
      <style:paragraph-properties fo:margin-top="0.101cm" fo:margin-bottom="0.101cm" loext:contextual-spacing="false" fo:line-height="150%"/>
      <style:text-properties officeooo:paragraph-rsid="00083d50"/>
    </style:style>
    <style:style style:name="P17" style:family="paragraph" style:parent-style-name="Standard" style:list-style-name="L13">
      <style:paragraph-properties fo:margin-top="0.101cm" fo:margin-bottom="0.101cm" loext:contextual-spacing="false" fo:line-height="150%"/>
      <style:text-properties officeooo:paragraph-rsid="0007211d"/>
    </style:style>
    <style:style style:name="P18" style:family="paragraph" style:parent-style-name="Standard" style:list-style-name="L14">
      <style:paragraph-properties fo:margin-top="0.101cm" fo:margin-bottom="0.101cm" loext:contextual-spacing="false" fo:line-height="150%"/>
      <style:text-properties officeooo:paragraph-rsid="0007211d"/>
    </style:style>
    <style:style style:name="P19" style:family="paragraph" style:parent-style-name="Standard" style:list-style-name="L16">
      <style:paragraph-properties fo:margin-top="0.101cm" fo:margin-bottom="0.101cm" loext:contextual-spacing="false" fo:line-height="150%"/>
      <style:text-properties officeooo:paragraph-rsid="00083d50"/>
    </style:style>
    <style:style style:name="P20" style:family="paragraph" style:parent-style-name="Standard" style:list-style-name="L17">
      <style:paragraph-properties fo:margin-top="0.101cm" fo:margin-bottom="0.101cm" loext:contextual-spacing="false" fo:line-height="150%"/>
      <style:text-properties officeooo:paragraph-rsid="00083d50"/>
    </style:style>
    <style:style style:name="P21" style:family="paragraph" style:parent-style-name="Standard" style:list-style-name="L17">
      <style:paragraph-properties fo:margin-top="0.101cm" fo:margin-bottom="0.101cm" loext:contextual-spacing="false" fo:line-height="150%" fo:text-align="justify" style:justify-single-word="false"/>
      <style:text-properties officeooo:paragraph-rsid="00083d50"/>
    </style:style>
    <style:style style:name="P22" style:family="paragraph" style:parent-style-name="Standard" style:list-style-name="L51">
      <style:paragraph-properties fo:margin-top="0.101cm" fo:margin-bottom="0.101cm" loext:contextual-spacing="false" fo:line-height="150%" fo:text-align="justify" style:justify-single-word="false"/>
      <style:text-properties officeooo:paragraph-rsid="000c75e0"/>
    </style:style>
    <style:style style:name="P23" style:family="paragraph" style:parent-style-name="Standard" style:list-style-name="L18">
      <style:paragraph-properties fo:margin-top="0.101cm" fo:margin-bottom="0.101cm" loext:contextual-spacing="false" fo:line-height="150%"/>
      <style:text-properties officeooo:paragraph-rsid="00083d50"/>
    </style:style>
    <style:style style:name="P24" style:family="paragraph" style:parent-style-name="Standard" style:list-style-name="L21">
      <style:paragraph-properties fo:margin-top="0.101cm" fo:margin-bottom="0.101cm" loext:contextual-spacing="false" fo:line-height="150%"/>
      <style:text-properties officeooo:paragraph-rsid="00083d50"/>
    </style:style>
    <style:style style:name="P25" style:family="paragraph" style:parent-style-name="Standard" style:list-style-name="L22">
      <style:paragraph-properties fo:margin-top="0.101cm" fo:margin-bottom="0.101cm" loext:contextual-spacing="false" fo:line-height="150%"/>
      <style:text-properties officeooo:paragraph-rsid="00083d50"/>
    </style:style>
    <style:style style:name="P26" style:family="paragraph" style:parent-style-name="Standard" style:list-style-name="L23">
      <style:paragraph-properties fo:margin-top="0.101cm" fo:margin-bottom="0.101cm" loext:contextual-spacing="false" fo:line-height="150%"/>
      <style:text-properties officeooo:paragraph-rsid="00083d50"/>
    </style:style>
    <style:style style:name="P27" style:family="paragraph" style:parent-style-name="Standard" style:list-style-name="L23">
      <style:paragraph-properties fo:margin-top="0.101cm" fo:margin-bottom="0.101cm" loext:contextual-spacing="false" fo:line-height="150%"/>
      <style:text-properties officeooo:paragraph-rsid="0008c4ba"/>
    </style:style>
    <style:style style:name="P28" style:family="paragraph" style:parent-style-name="Standard" style:list-style-name="L25">
      <style:paragraph-properties fo:margin-top="0.101cm" fo:margin-bottom="0.101cm" loext:contextual-spacing="false" fo:line-height="150%"/>
      <style:text-properties officeooo:paragraph-rsid="00083d50"/>
    </style:style>
    <style:style style:name="P29" style:family="paragraph" style:parent-style-name="Standard" style:list-style-name="L26">
      <style:paragraph-properties fo:margin-top="0.101cm" fo:margin-bottom="0.101cm" loext:contextual-spacing="false" fo:line-height="150%"/>
      <style:text-properties officeooo:paragraph-rsid="00083d50"/>
    </style:style>
    <style:style style:name="P30" style:family="paragraph" style:parent-style-name="Standard" style:list-style-name="L27">
      <style:paragraph-properties fo:margin-top="0.101cm" fo:margin-bottom="0.101cm" loext:contextual-spacing="false" fo:line-height="150%"/>
      <style:text-properties officeooo:paragraph-rsid="000a8e30"/>
    </style:style>
    <style:style style:name="P31" style:family="paragraph" style:parent-style-name="Standard" style:list-style-name="L28">
      <style:paragraph-properties fo:margin-top="0.101cm" fo:margin-bottom="0.101cm" loext:contextual-spacing="false" fo:line-height="150%"/>
      <style:text-properties officeooo:paragraph-rsid="000a8e30"/>
    </style:style>
    <style:style style:name="P32" style:family="paragraph" style:parent-style-name="Standard" style:list-style-name="L28">
      <style:paragraph-properties fo:margin-top="0.101cm" fo:margin-bottom="0.101cm" loext:contextual-spacing="false" fo:line-height="150%"/>
      <style:text-properties officeooo:paragraph-rsid="00083d50"/>
    </style:style>
    <style:style style:name="P33" style:family="paragraph" style:parent-style-name="Standard" style:list-style-name="L29">
      <style:paragraph-properties fo:margin-top="0.101cm" fo:margin-bottom="0.101cm" loext:contextual-spacing="false" fo:line-height="150%"/>
      <style:text-properties officeooo:paragraph-rsid="00083d50"/>
    </style:style>
    <style:style style:name="P34" style:family="paragraph" style:parent-style-name="Standard" style:list-style-name="L30">
      <style:paragraph-properties fo:margin-top="0.101cm" fo:margin-bottom="0.101cm" loext:contextual-spacing="false" fo:line-height="150%"/>
      <style:text-properties officeooo:paragraph-rsid="00083d50"/>
    </style:style>
    <style:style style:name="P35" style:family="paragraph" style:parent-style-name="Standard" style:list-style-name="L31">
      <style:paragraph-properties fo:margin-top="0.101cm" fo:margin-bottom="0.101cm" loext:contextual-spacing="false" fo:line-height="150%"/>
      <style:text-properties officeooo:paragraph-rsid="00083d50"/>
    </style:style>
    <style:style style:name="P36" style:family="paragraph" style:parent-style-name="Standard" style:list-style-name="L32">
      <style:paragraph-properties fo:margin-top="0.101cm" fo:margin-bottom="0.101cm" loext:contextual-spacing="false" fo:line-height="150%"/>
      <style:text-properties officeooo:paragraph-rsid="000a8e30"/>
    </style:style>
    <style:style style:name="P37" style:family="paragraph" style:parent-style-name="Standard" style:list-style-name="L33">
      <style:paragraph-properties fo:margin-top="0.101cm" fo:margin-bottom="0.101cm" loext:contextual-spacing="false" fo:line-height="150%"/>
      <style:text-properties officeooo:paragraph-rsid="000a8e30"/>
    </style:style>
    <style:style style:name="P38" style:family="paragraph" style:parent-style-name="Standard" style:list-style-name="L34">
      <style:paragraph-properties fo:margin-top="0.101cm" fo:margin-bottom="0.101cm" loext:contextual-spacing="false" fo:line-height="150%"/>
      <style:text-properties officeooo:paragraph-rsid="000a8e30"/>
    </style:style>
    <style:style style:name="P39" style:family="paragraph" style:parent-style-name="Standard" style:list-style-name="L35">
      <style:paragraph-properties fo:margin-top="0.101cm" fo:margin-bottom="0.101cm" loext:contextual-spacing="false" fo:line-height="150%"/>
      <style:text-properties officeooo:paragraph-rsid="000aa63a"/>
    </style:style>
    <style:style style:name="P40" style:family="paragraph" style:parent-style-name="Standard" style:list-style-name="L36">
      <style:paragraph-properties fo:margin-top="0.101cm" fo:margin-bottom="0.101cm" loext:contextual-spacing="false" fo:line-height="150%"/>
      <style:text-properties officeooo:paragraph-rsid="000aa63a"/>
    </style:style>
    <style:style style:name="P41" style:family="paragraph" style:parent-style-name="Standard" style:list-style-name="L37">
      <style:paragraph-properties fo:margin-top="0.101cm" fo:margin-bottom="0.101cm" loext:contextual-spacing="false" fo:line-height="150%"/>
      <style:text-properties officeooo:paragraph-rsid="000a8e30"/>
    </style:style>
    <style:style style:name="P42" style:family="paragraph" style:parent-style-name="Standard" style:list-style-name="L38">
      <style:paragraph-properties fo:margin-top="0.101cm" fo:margin-bottom="0.101cm" loext:contextual-spacing="false" fo:line-height="150%"/>
      <style:text-properties officeooo:paragraph-rsid="000aa63a"/>
    </style:style>
    <style:style style:name="P43" style:family="paragraph" style:parent-style-name="Standard" style:list-style-name="L39">
      <style:paragraph-properties fo:margin-top="0.101cm" fo:margin-bottom="0.101cm" loext:contextual-spacing="false" fo:line-height="150%"/>
      <style:text-properties officeooo:paragraph-rsid="000a8e30"/>
    </style:style>
    <style:style style:name="P44" style:family="paragraph" style:parent-style-name="Standard" style:list-style-name="L40">
      <style:paragraph-properties fo:margin-top="0.101cm" fo:margin-bottom="0.101cm" loext:contextual-spacing="false" fo:line-height="150%"/>
      <style:text-properties officeooo:paragraph-rsid="000a8e30"/>
    </style:style>
    <style:style style:name="P45" style:family="paragraph" style:parent-style-name="Standard" style:list-style-name="L41">
      <style:paragraph-properties fo:margin-top="0.101cm" fo:margin-bottom="0.101cm" loext:contextual-spacing="false" fo:line-height="150%"/>
      <style:text-properties officeooo:paragraph-rsid="000aa63a"/>
    </style:style>
    <style:style style:name="P46" style:family="paragraph" style:parent-style-name="Standard" style:list-style-name="L42">
      <style:paragraph-properties fo:margin-top="0.101cm" fo:margin-bottom="0.101cm" loext:contextual-spacing="false" fo:line-height="150%"/>
      <style:text-properties officeooo:paragraph-rsid="000a8e30"/>
    </style:style>
    <style:style style:name="P47" style:family="paragraph" style:parent-style-name="Standard" style:list-style-name="L43">
      <style:paragraph-properties fo:margin-top="0.101cm" fo:margin-bottom="0.101cm" loext:contextual-spacing="false" fo:line-height="150%"/>
      <style:text-properties officeooo:paragraph-rsid="000aa63a"/>
    </style:style>
    <style:style style:name="P48" style:family="paragraph" style:parent-style-name="Standard" style:list-style-name="L44">
      <style:paragraph-properties fo:margin-top="0.101cm" fo:margin-bottom="0.101cm" loext:contextual-spacing="false" fo:line-height="150%"/>
      <style:text-properties officeooo:paragraph-rsid="000aa63a"/>
    </style:style>
    <style:style style:name="P49" style:family="paragraph" style:parent-style-name="Standard" style:list-style-name="L45">
      <style:paragraph-properties fo:margin-top="0.101cm" fo:margin-bottom="0.101cm" loext:contextual-spacing="false" fo:line-height="150%"/>
      <style:text-properties officeooo:paragraph-rsid="000a8e30"/>
    </style:style>
    <style:style style:name="P50" style:family="paragraph" style:parent-style-name="Standard" style:list-style-name="L46">
      <style:paragraph-properties fo:margin-top="0.101cm" fo:margin-bottom="0.101cm" loext:contextual-spacing="false" fo:line-height="150%"/>
      <style:text-properties officeooo:paragraph-rsid="000a8e30"/>
    </style:style>
    <style:style style:name="P51" style:family="paragraph" style:parent-style-name="Standard" style:list-style-name="L48">
      <style:paragraph-properties fo:margin-top="0.101cm" fo:margin-bottom="0.101cm" loext:contextual-spacing="false" fo:line-height="150%"/>
      <style:text-properties officeooo:paragraph-rsid="000c75e0"/>
    </style:style>
    <style:style style:name="P52" style:family="paragraph" style:parent-style-name="Standard" style:list-style-name="L49">
      <style:paragraph-properties fo:margin-top="0.101cm" fo:margin-bottom="0.101cm" loext:contextual-spacing="false" fo:line-height="150%"/>
      <style:text-properties officeooo:paragraph-rsid="000aa63a"/>
    </style:style>
    <style:style style:name="P53" style:family="paragraph" style:parent-style-name="Standard" style:list-style-name="L52">
      <style:paragraph-properties fo:margin-top="0.101cm" fo:margin-bottom="0.101cm" loext:contextual-spacing="false" fo:line-height="150%"/>
      <style:text-properties officeooo:paragraph-rsid="000aa63a"/>
    </style:style>
    <style:style style:name="P54" style:family="paragraph" style:parent-style-name="Standard" style:list-style-name="L54">
      <style:paragraph-properties fo:margin-top="0.101cm" fo:margin-bottom="0.101cm" loext:contextual-spacing="false" fo:line-height="150%"/>
      <style:text-properties officeooo:paragraph-rsid="000aa63a"/>
    </style:style>
    <style:style style:name="P55" style:family="paragraph" style:parent-style-name="Standard" style:list-style-name="L55">
      <style:paragraph-properties fo:margin-top="0.101cm" fo:margin-bottom="0.101cm" loext:contextual-spacing="false" fo:line-height="150%"/>
      <style:text-properties officeooo:paragraph-rsid="000aa63a"/>
    </style:style>
    <style:style style:name="P56" style:family="paragraph" style:parent-style-name="Standard" style:list-style-name="L56">
      <style:paragraph-properties fo:margin-top="0.101cm" fo:margin-bottom="0.101cm" loext:contextual-spacing="false" fo:line-height="150%"/>
      <style:text-properties officeooo:paragraph-rsid="000aa63a"/>
    </style:style>
    <style:style style:name="P57" style:family="paragraph" style:parent-style-name="Standard" style:list-style-name="L57">
      <style:paragraph-properties fo:margin-top="0.101cm" fo:margin-bottom="0.101cm" loext:contextual-spacing="false" fo:line-height="150%"/>
      <style:text-properties officeooo:paragraph-rsid="000c75e0"/>
    </style:style>
    <style:style style:name="P58" style:family="paragraph" style:parent-style-name="Standard" style:list-style-name="L59">
      <style:paragraph-properties fo:margin-top="0.101cm" fo:margin-bottom="0.101cm" loext:contextual-spacing="false" fo:line-height="150%"/>
      <style:text-properties officeooo:paragraph-rsid="000c75e0"/>
    </style:style>
    <style:style style:name="P59" style:family="paragraph" style:parent-style-name="Standard" style:list-style-name="L60">
      <style:paragraph-properties fo:margin-top="0.101cm" fo:margin-bottom="0.101cm" loext:contextual-spacing="false" fo:line-height="150%"/>
      <style:text-properties officeooo:paragraph-rsid="000c75e0"/>
    </style:style>
    <style:style style:name="P60" style:family="paragraph" style:parent-style-name="Standard" style:list-style-name="L61">
      <style:paragraph-properties fo:margin-top="0.101cm" fo:margin-bottom="0.101cm" loext:contextual-spacing="false" fo:line-height="150%"/>
      <style:text-properties officeooo:paragraph-rsid="000aa63a"/>
    </style:style>
    <style:style style:name="P61" style:family="paragraph" style:parent-style-name="Standard" style:list-style-name="L63">
      <style:paragraph-properties fo:margin-top="0.101cm" fo:margin-bottom="0.101cm" loext:contextual-spacing="false" fo:line-height="150%"/>
      <style:text-properties officeooo:paragraph-rsid="000aa63a"/>
    </style:style>
    <style:style style:name="P62" style:family="paragraph" style:parent-style-name="Standard" style:list-style-name="L64">
      <style:paragraph-properties fo:margin-top="0.101cm" fo:margin-bottom="0.101cm" loext:contextual-spacing="false" fo:line-height="150%"/>
      <style:text-properties officeooo:paragraph-rsid="000aa63a"/>
    </style:style>
    <style:style style:name="P63" style:family="paragraph" style:parent-style-name="Standard" style:list-style-name="L66">
      <style:paragraph-properties fo:margin-top="0.101cm" fo:margin-bottom="0.101cm" loext:contextual-spacing="false" fo:line-height="150%"/>
      <style:text-properties officeooo:paragraph-rsid="000aa63a"/>
    </style:style>
    <style:style style:name="P64" style:family="paragraph" style:parent-style-name="Standard" style:list-style-name="L67">
      <style:paragraph-properties fo:margin-top="0.101cm" fo:margin-bottom="0.101cm" loext:contextual-spacing="false" fo:line-height="150%"/>
      <style:text-properties officeooo:paragraph-rsid="000aa63a"/>
    </style:style>
    <style:style style:name="P65" style:family="paragraph" style:parent-style-name="Standard" style:list-style-name="L69">
      <style:paragraph-properties fo:margin-top="0.101cm" fo:margin-bottom="0.101cm" loext:contextual-spacing="false" fo:line-height="150%"/>
      <style:text-properties officeooo:paragraph-rsid="000aa63a"/>
    </style:style>
    <style:style style:name="P66" style:family="paragraph" style:parent-style-name="Standard" style:list-style-name="L70">
      <style:paragraph-properties fo:margin-top="0.101cm" fo:margin-bottom="0.101cm" loext:contextual-spacing="false" fo:line-height="150%"/>
      <style:text-properties officeooo:paragraph-rsid="000aa63a"/>
    </style:style>
    <style:style style:name="P67" style:family="paragraph" style:parent-style-name="Standard" style:list-style-name="L71">
      <style:paragraph-properties fo:margin-top="0.101cm" fo:margin-bottom="0.101cm" loext:contextual-spacing="false" fo:line-height="150%"/>
      <style:text-properties officeooo:paragraph-rsid="000aa63a"/>
    </style:style>
    <style:style style:name="P68" style:family="paragraph" style:parent-style-name="Standard" style:list-style-name="L72">
      <style:paragraph-properties fo:margin-top="0.101cm" fo:margin-bottom="0.101cm" loext:contextual-spacing="false" fo:line-height="150%"/>
      <style:text-properties officeooo:paragraph-rsid="000aa63a"/>
    </style:style>
    <style:style style:name="P69" style:family="paragraph" style:parent-style-name="Standard" style:list-style-name="L73">
      <style:paragraph-properties fo:margin-top="0.101cm" fo:margin-bottom="0.101cm" loext:contextual-spacing="false" fo:line-height="150%"/>
      <style:text-properties officeooo:paragraph-rsid="000aa63a"/>
    </style:style>
    <style:style style:name="P70" style:family="paragraph" style:parent-style-name="Standard" style:list-style-name="L75">
      <style:paragraph-properties fo:margin-top="0.101cm" fo:margin-bottom="0.101cm" loext:contextual-spacing="false" fo:line-height="150%"/>
      <style:text-properties officeooo:paragraph-rsid="000c75e0"/>
    </style:style>
    <style:style style:name="P71" style:family="paragraph" style:parent-style-name="Standard" style:list-style-name="L77">
      <style:paragraph-properties fo:margin-top="0.101cm" fo:margin-bottom="0.101cm" loext:contextual-spacing="false" fo:line-height="150%"/>
      <style:text-properties officeooo:paragraph-rsid="000aa63a"/>
    </style:style>
    <style:style style:name="P72" style:family="paragraph" style:parent-style-name="Standard" style:list-style-name="L78">
      <style:paragraph-properties fo:margin-top="0.101cm" fo:margin-bottom="0.101cm" loext:contextual-spacing="false" fo:line-height="150%"/>
      <style:text-properties officeooo:paragraph-rsid="000aa63a"/>
    </style:style>
    <style:style style:name="P73" style:family="paragraph" style:parent-style-name="Standard" style:list-style-name="L79">
      <style:paragraph-properties fo:margin-top="0.101cm" fo:margin-bottom="0.101cm" loext:contextual-spacing="false" fo:line-height="150%"/>
      <style:text-properties officeooo:paragraph-rsid="000aa63a"/>
    </style:style>
    <style:style style:name="P74" style:family="paragraph" style:parent-style-name="Standard" style:list-style-name="L80">
      <style:paragraph-properties fo:margin-top="0.101cm" fo:margin-bottom="0.101cm" loext:contextual-spacing="false" fo:line-height="150%"/>
      <style:text-properties officeooo:paragraph-rsid="000aa63a"/>
    </style:style>
    <style:style style:name="P75" style:family="paragraph" style:parent-style-name="Standard" style:list-style-name="L81">
      <style:paragraph-properties fo:margin-top="0.101cm" fo:margin-bottom="0.101cm" loext:contextual-spacing="false" fo:line-height="150%"/>
      <style:text-properties officeooo:paragraph-rsid="000aa63a"/>
    </style:style>
    <style:style style:name="P76" style:family="paragraph" style:parent-style-name="Standard" style:list-style-name="L82">
      <style:paragraph-properties fo:margin-top="0.101cm" fo:margin-bottom="0.101cm" loext:contextual-spacing="false" fo:line-height="150%"/>
      <style:text-properties officeooo:paragraph-rsid="000aa63a"/>
    </style:style>
    <style:style style:name="P77" style:family="paragraph" style:parent-style-name="Standard" style:list-style-name="L83">
      <style:paragraph-properties fo:margin-top="0.101cm" fo:margin-bottom="0.101cm" loext:contextual-spacing="false" fo:line-height="150%"/>
      <style:text-properties officeooo:paragraph-rsid="000aa63a"/>
    </style:style>
    <style:style style:name="P78" style:family="paragraph" style:parent-style-name="Standard" style:list-style-name="L84">
      <style:paragraph-properties fo:margin-top="0.101cm" fo:margin-bottom="0.101cm" loext:contextual-spacing="false" fo:line-height="150%"/>
      <style:text-properties officeooo:paragraph-rsid="000aa63a"/>
    </style:style>
    <style:style style:name="P79" style:family="paragraph" style:parent-style-name="Standard" style:list-style-name="L86">
      <style:paragraph-properties fo:margin-top="0.101cm" fo:margin-bottom="0.101cm" loext:contextual-spacing="false" fo:line-height="150%"/>
      <style:text-properties officeooo:paragraph-rsid="000c75e0"/>
    </style:style>
    <style:style style:name="P80" style:family="paragraph" style:parent-style-name="Standard" style:list-style-name="L87">
      <style:paragraph-properties fo:margin-top="0.101cm" fo:margin-bottom="0.101cm" loext:contextual-spacing="false" fo:line-height="150%"/>
      <style:text-properties officeooo:paragraph-rsid="000aa63a"/>
    </style:style>
    <style:style style:name="P81" style:family="paragraph" style:parent-style-name="Standard" style:list-style-name="L88">
      <style:paragraph-properties fo:margin-top="0.101cm" fo:margin-bottom="0.101cm" loext:contextual-spacing="false" fo:line-height="150%"/>
      <style:text-properties officeooo:paragraph-rsid="000ddd10"/>
    </style:style>
    <style:style style:name="P82" style:family="paragraph" style:parent-style-name="Standard" style:list-style-name="L89">
      <style:paragraph-properties fo:margin-top="0.101cm" fo:margin-bottom="0.101cm" loext:contextual-spacing="false" fo:line-height="150%"/>
      <style:text-properties officeooo:paragraph-rsid="000aa63a"/>
    </style:style>
    <style:style style:name="P83" style:family="paragraph" style:parent-style-name="Standard" style:list-style-name="L90">
      <style:paragraph-properties fo:margin-top="0.101cm" fo:margin-bottom="0.101cm" loext:contextual-spacing="false" fo:line-height="150%"/>
      <style:text-properties officeooo:paragraph-rsid="000aa63a"/>
    </style:style>
    <style:style style:name="P84" style:family="paragraph" style:parent-style-name="Standard" style:list-style-name="L92">
      <style:paragraph-properties fo:margin-top="0.101cm" fo:margin-bottom="0.101cm" loext:contextual-spacing="false" fo:line-height="150%"/>
      <style:text-properties officeooo:paragraph-rsid="000aa63a"/>
    </style:style>
    <style:style style:name="P85" style:family="paragraph" style:parent-style-name="Standard" style:list-style-name="L93">
      <style:paragraph-properties fo:margin-top="0.101cm" fo:margin-bottom="0.101cm" loext:contextual-spacing="false" fo:line-height="150%"/>
      <style:text-properties officeooo:paragraph-rsid="000aa63a"/>
    </style:style>
    <style:style style:name="P86" style:family="paragraph" style:parent-style-name="Standard" style:list-style-name="L94">
      <style:paragraph-properties fo:margin-top="0.101cm" fo:margin-bottom="0.101cm" loext:contextual-spacing="false" fo:line-height="150%"/>
      <style:text-properties officeooo:paragraph-rsid="000aa63a"/>
    </style:style>
    <style:style style:name="P87" style:family="paragraph" style:parent-style-name="Standard" style:list-style-name="L95">
      <style:paragraph-properties fo:margin-top="0.101cm" fo:margin-bottom="0.101cm" loext:contextual-spacing="false" fo:line-height="150%"/>
      <style:text-properties officeooo:paragraph-rsid="000ddd10"/>
    </style:style>
    <style:style style:name="P88" style:family="paragraph" style:parent-style-name="Standard" style:list-style-name="L96">
      <style:paragraph-properties fo:margin-top="0.101cm" fo:margin-bottom="0.101cm" loext:contextual-spacing="false" fo:line-height="150%"/>
      <style:text-properties officeooo:paragraph-rsid="000aa63a"/>
    </style:style>
    <style:style style:name="P89" style:family="paragraph" style:parent-style-name="Standard" style:list-style-name="L97">
      <style:paragraph-properties fo:margin-top="0.101cm" fo:margin-bottom="0.101cm" loext:contextual-spacing="false" fo:line-height="150%"/>
      <style:text-properties officeooo:paragraph-rsid="000aa63a"/>
    </style:style>
    <style:style style:name="P90" style:family="paragraph" style:parent-style-name="Standard" style:list-style-name="L98">
      <style:paragraph-properties fo:margin-top="0.101cm" fo:margin-bottom="0.101cm" loext:contextual-spacing="false" fo:line-height="150%"/>
      <style:text-properties officeooo:paragraph-rsid="000aa63a"/>
    </style:style>
    <style:style style:name="P91" style:family="paragraph" style:parent-style-name="Standard" style:list-style-name="L99">
      <style:paragraph-properties fo:margin-top="0.101cm" fo:margin-bottom="0.101cm" loext:contextual-spacing="false" fo:line-height="150%"/>
      <style:text-properties officeooo:paragraph-rsid="000aa63a"/>
    </style:style>
    <style:style style:name="P92" style:family="paragraph" style:parent-style-name="Standard" style:list-style-name="L100">
      <style:paragraph-properties fo:margin-top="0.101cm" fo:margin-bottom="0.101cm" loext:contextual-spacing="false" fo:line-height="150%"/>
      <style:text-properties officeooo:paragraph-rsid="000aa63a"/>
    </style:style>
    <style:style style:name="P93" style:family="paragraph" style:parent-style-name="Standard" style:list-style-name="L101">
      <style:paragraph-properties fo:margin-top="0.101cm" fo:margin-bottom="0.101cm" loext:contextual-spacing="false" fo:line-height="150%"/>
      <style:text-properties officeooo:paragraph-rsid="000aa63a"/>
    </style:style>
    <style:style style:name="P94" style:family="paragraph" style:parent-style-name="Standard" style:list-style-name="L102">
      <style:paragraph-properties fo:margin-top="0.101cm" fo:margin-bottom="0.101cm" loext:contextual-spacing="false" fo:line-height="150%"/>
      <style:text-properties officeooo:paragraph-rsid="000aa63a"/>
    </style:style>
    <style:style style:name="P95" style:family="paragraph" style:parent-style-name="Standard" style:list-style-name="L103">
      <style:paragraph-properties fo:margin-top="0.101cm" fo:margin-bottom="0.101cm" loext:contextual-spacing="false" fo:line-height="150%"/>
      <style:text-properties officeooo:paragraph-rsid="000aa63a"/>
    </style:style>
    <style:style style:name="P96" style:family="paragraph" style:parent-style-name="Standard" style:list-style-name="L104">
      <style:paragraph-properties fo:margin-top="0.101cm" fo:margin-bottom="0.101cm" loext:contextual-spacing="false" fo:line-height="150%"/>
      <style:text-properties officeooo:paragraph-rsid="000aa63a"/>
    </style:style>
    <style:style style:name="P97" style:family="paragraph" style:parent-style-name="Standard" style:list-style-name="L105">
      <style:paragraph-properties fo:margin-top="0.101cm" fo:margin-bottom="0.101cm" loext:contextual-spacing="false" fo:line-height="150%"/>
      <style:text-properties officeooo:paragraph-rsid="000aa63a"/>
    </style:style>
    <style:style style:name="P98" style:family="paragraph" style:parent-style-name="Standard" style:list-style-name="L106">
      <style:paragraph-properties fo:margin-top="0.101cm" fo:margin-bottom="0.101cm" loext:contextual-spacing="false" fo:line-height="150%"/>
      <style:text-properties officeooo:paragraph-rsid="000aa63a"/>
    </style:style>
    <style:style style:name="P99" style:family="paragraph" style:parent-style-name="Standard" style:list-style-name="L107">
      <style:paragraph-properties fo:margin-top="0.101cm" fo:margin-bottom="0.101cm" loext:contextual-spacing="false" fo:line-height="150%"/>
      <style:text-properties officeooo:paragraph-rsid="000aa63a"/>
    </style:style>
    <style:style style:name="P100" style:family="paragraph" style:parent-style-name="Standard" style:list-style-name="L108">
      <style:paragraph-properties fo:margin-top="0.101cm" fo:margin-bottom="0.101cm" loext:contextual-spacing="false" fo:line-height="150%"/>
      <style:text-properties officeooo:paragraph-rsid="000aa63a"/>
    </style:style>
    <style:style style:name="P101" style:family="paragraph" style:parent-style-name="Standard" style:list-style-name="L109">
      <style:paragraph-properties fo:margin-top="0.101cm" fo:margin-bottom="0.101cm" loext:contextual-spacing="false" fo:line-height="150%"/>
      <style:text-properties officeooo:paragraph-rsid="000aa63a"/>
    </style:style>
    <style:style style:name="P102" style:family="paragraph" style:parent-style-name="Standard" style:list-style-name="L110">
      <style:paragraph-properties fo:margin-top="0.101cm" fo:margin-bottom="0.101cm" loext:contextual-spacing="false" fo:line-height="150%"/>
      <style:text-properties officeooo:paragraph-rsid="000aa63a"/>
    </style:style>
    <style:style style:name="P103" style:family="paragraph" style:parent-style-name="Standard" style:list-style-name="L111">
      <style:paragraph-properties fo:margin-top="0.101cm" fo:margin-bottom="0.101cm" loext:contextual-spacing="false" fo:line-height="150%"/>
      <style:text-properties officeooo:paragraph-rsid="000aa63a"/>
    </style:style>
    <style:style style:name="P104" style:family="paragraph" style:parent-style-name="Standard" style:list-style-name="L112">
      <style:paragraph-properties fo:margin-top="0.101cm" fo:margin-bottom="0.101cm" loext:contextual-spacing="false" fo:line-height="150%"/>
      <style:text-properties officeooo:paragraph-rsid="000aa63a"/>
    </style:style>
    <style:style style:name="P105" style:family="paragraph" style:parent-style-name="Standard" style:list-style-name="L113">
      <style:paragraph-properties fo:margin-top="0.101cm" fo:margin-bottom="0.101cm" loext:contextual-spacing="false" fo:line-height="150%"/>
      <style:text-properties officeooo:paragraph-rsid="000aa63a"/>
    </style:style>
    <style:style style:name="P106" style:family="paragraph" style:parent-style-name="Standard" style:list-style-name="L114">
      <style:paragraph-properties fo:margin-top="0.101cm" fo:margin-bottom="0.101cm" loext:contextual-spacing="false" fo:line-height="150%"/>
      <style:text-properties officeooo:paragraph-rsid="000aa63a"/>
    </style:style>
    <style:style style:name="P107" style:family="paragraph" style:parent-style-name="Standard" style:list-style-name="L115">
      <style:paragraph-properties fo:margin-top="0.101cm" fo:margin-bottom="0.101cm" loext:contextual-spacing="false" fo:line-height="150%"/>
      <style:text-properties officeooo:paragraph-rsid="000aa63a"/>
    </style:style>
    <style:style style:name="P108" style:family="paragraph" style:parent-style-name="Standard" style:list-style-name="L116">
      <style:paragraph-properties fo:margin-top="0.101cm" fo:margin-bottom="0.101cm" loext:contextual-spacing="false" fo:line-height="150%"/>
      <style:text-properties officeooo:paragraph-rsid="000aa63a"/>
    </style:style>
    <style:style style:name="P109" style:family="paragraph" style:parent-style-name="Standard" style:list-style-name="L117">
      <style:paragraph-properties fo:margin-top="0.101cm" fo:margin-bottom="0.101cm" loext:contextual-spacing="false" fo:line-height="150%"/>
      <style:text-properties officeooo:paragraph-rsid="000aa63a"/>
    </style:style>
    <style:style style:name="P110" style:family="paragraph" style:parent-style-name="Standard">
      <style:paragraph-properties fo:margin-top="0.101cm" fo:margin-bottom="0.101cm" loext:contextual-spacing="false" fo:line-height="150%"/>
      <style:text-properties officeooo:paragraph-rsid="000e98bf"/>
    </style:style>
    <style:style style:name="P111" style:family="paragraph" style:parent-style-name="Standard">
      <style:paragraph-properties fo:margin-top="0.101cm" fo:margin-bottom="0.101cm" loext:contextual-spacing="false" fo:line-height="150%"/>
      <style:text-properties fo:font-size="12pt" fo:font-weight="normal" officeooo:rsid="0007211d" officeooo:paragraph-rsid="0007211d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top="0.101cm" fo:margin-bottom="0.101cm" loext:contextual-spacing="false" fo:line-height="150%"/>
      <style:text-properties fo:font-size="12pt" fo:font-weight="normal" officeooo:rsid="00083d50" officeooo:paragraph-rsid="00083d5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top="0.101cm" fo:margin-bottom="0.101cm" loext:contextual-spacing="false" fo:line-height="150%"/>
      <style:text-properties fo:font-size="12pt" fo:font-weight="normal" officeooo:rsid="000a8e30" officeooo:paragraph-rsid="000a8e3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top="0.101cm" fo:margin-bottom="0.101cm" loext:contextual-spacing="false" fo:line-height="150%"/>
      <style:text-properties fo:font-size="12pt" fo:font-weight="normal" officeooo:rsid="000aa63a" officeooo:paragraph-rsid="000aa63a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83d50" officeooo:paragraph-rsid="00083d50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83d50" officeooo:paragraph-rsid="000a8e30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a8e30" officeooo:paragraph-rsid="000a8e30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a8e30" officeooo:paragraph-rsid="000aa63a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aa63a" officeooo:paragraph-rsid="000aa63a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aa63a" officeooo:paragraph-rsid="000ddd10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7211d" officeooo:paragraph-rsid="0007211d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top="0.101cm" fo:margin-bottom="0.101cm" loext:contextual-spacing="false" fo:line-height="150%"/>
      <style:text-properties fo:font-size="12pt" fo:font-weight="bold" officeooo:rsid="0007211d" officeooo:paragraph-rsid="00083d50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top="0.101cm" fo:margin-bottom="0.101cm" loext:contextual-spacing="false" fo:line-height="150%"/>
      <style:text-properties fo:font-size="14pt" fo:font-weight="bold" officeooo:rsid="00083d50" officeooo:paragraph-rsid="00083d50" style:font-size-asian="12.25pt" style:font-weight-asian="bold" style:font-size-complex="14pt" style:font-weight-complex="bold"/>
    </style:style>
    <style:style style:name="P124" style:family="paragraph" style:parent-style-name="Standard">
      <style:paragraph-properties fo:margin-top="0.101cm" fo:margin-bottom="0.101cm" loext:contextual-spacing="false" fo:line-height="150%"/>
      <style:text-properties fo:font-size="14pt" fo:font-weight="bold" officeooo:rsid="00083d50" officeooo:paragraph-rsid="000e98bf" style:font-size-asian="12.25pt" style:font-weight-asian="bold" style:font-size-complex="14pt" style:font-weight-complex="bold"/>
    </style:style>
    <style:style style:name="P125" style:family="paragraph" style:parent-style-name="Standard">
      <style:paragraph-properties fo:margin-top="0.101cm" fo:margin-bottom="0.101cm" loext:contextual-spacing="false" fo:line-height="150%"/>
      <style:text-properties fo:font-size="14pt" fo:font-weight="bold" officeooo:rsid="000a8e30" officeooo:paragraph-rsid="000a8e30" style:font-size-asian="12.25pt" style:font-weight-asian="bold" style:font-size-complex="14pt" style:font-weight-complex="bold"/>
    </style:style>
    <style:style style:name="P126" style:family="paragraph" style:parent-style-name="Standard">
      <style:paragraph-properties fo:margin-top="0.101cm" fo:margin-bottom="0.101cm" loext:contextual-spacing="false" fo:line-height="150%"/>
      <style:text-properties fo:font-size="14pt" fo:font-weight="bold" officeooo:rsid="000a8e30" officeooo:paragraph-rsid="000e98bf" style:font-size-asian="12.25pt" style:font-weight-asian="bold" style:font-size-complex="14pt" style:font-weight-complex="bold"/>
    </style:style>
    <style:style style:name="P127" style:family="paragraph" style:parent-style-name="Standard">
      <style:paragraph-properties fo:margin-top="0.101cm" fo:margin-bottom="0.101cm" loext:contextual-spacing="false" fo:line-height="150%"/>
      <style:text-properties fo:font-size="14pt" fo:font-weight="bold" officeooo:rsid="000aa63a" officeooo:paragraph-rsid="000aa63a" style:font-size-asian="12.25pt" style:font-weight-asian="bold" style:font-size-complex="14pt" style:font-weight-complex="bold"/>
    </style:style>
    <style:style style:name="P128" style:family="paragraph" style:parent-style-name="Standard">
      <style:paragraph-properties fo:margin-top="0.101cm" fo:margin-bottom="0.101cm" loext:contextual-spacing="false" fo:line-height="150%"/>
      <style:text-properties fo:font-size="14pt" fo:font-weight="bold" officeooo:rsid="000aa63a" officeooo:paragraph-rsid="000e98bf" style:font-size-asian="12.25pt" style:font-weight-asian="bold" style:font-size-complex="14pt" style:font-weight-complex="bold"/>
    </style:style>
    <style:style style:name="P129" style:family="paragraph" style:parent-style-name="Standard">
      <style:paragraph-properties fo:margin-top="0.101cm" fo:margin-bottom="0.101cm" loext:contextual-spacing="false" fo:line-height="150%"/>
      <style:text-properties fo:font-weight="bold" officeooo:paragraph-rsid="000e98bf" style:font-weight-asian="bold" style:font-weight-complex="bold"/>
    </style:style>
    <style:style style:name="P130" style:family="paragraph" style:parent-style-name="Standard">
      <style:paragraph-properties fo:margin-top="0.101cm" fo:margin-bottom="0.101cm" loext:contextual-spacing="false" fo:line-height="150%"/>
      <style:text-properties fo:font-weight="bold" officeooo:paragraph-rsid="00083d50" style:font-weight-asian="bold" style:font-weight-complex="bold"/>
    </style:style>
    <style:style style:name="P131" style:family="paragraph" style:parent-style-name="Standard">
      <style:paragraph-properties fo:margin-top="0.101cm" fo:margin-bottom="0.101cm" loext:contextual-spacing="false" fo:line-height="150%"/>
      <style:text-properties fo:font-weight="bold" officeooo:paragraph-rsid="000c75e0" style:font-weight-asian="bold" style:font-weight-complex="bold"/>
    </style:style>
    <style:style style:name="P132" style:family="paragraph" style:parent-style-name="Standard">
      <style:paragraph-properties fo:margin-top="0.101cm" fo:margin-bottom="0.101cm" loext:contextual-spacing="false" fo:line-height="150%"/>
      <style:text-properties fo:font-weight="bold" officeooo:rsid="0008c4ba" officeooo:paragraph-rsid="0008c4ba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bold" officeooo:rsid="0007211d" style:font-size-asian="12.25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083d50" style:font-size-asian="12.25pt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0aa63a" style:font-size-asian="12.25pt" style:font-weight-asian="bold" style:font-size-complex="14pt" style:font-weight-complex="bold"/>
    </style:style>
    <style:style style:name="T5" style:family="text">
      <style:text-properties fo:color="#000000" fo:font-size="14pt" officeooo:rsid="00083d50" style:font-size-asian="12.25pt" style:font-size-complex="14pt"/>
    </style:style>
    <style:style style:name="T6" style:family="text">
      <style:text-properties fo:color="#000000" fo:font-size="14pt" officeooo:rsid="000aa63a" style:font-size-asian="12.25pt" style:font-size-complex="14pt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7211d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83d50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a8e30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0aa63a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ddd10" style:font-size-asian="12pt" style:font-weight-asian="normal" style:font-size-complex="12pt" style:font-weight-complex="normal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officeooo:rsid="0007211d" style:font-size-asian="12pt" style:font-size-complex="12pt"/>
    </style:style>
    <style:style style:name="T15" style:family="text">
      <style:text-properties fo:color="#000000" fo:font-size="12pt" officeooo:rsid="00083d50" style:font-size-asian="12pt" style:font-size-complex="12pt"/>
    </style:style>
    <style:style style:name="T16" style:family="text">
      <style:text-properties fo:color="#000000" fo:font-size="12pt" officeooo:rsid="000aa63a" style:font-size-asian="12pt" style:font-size-complex="12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officeooo:rsid="000aa63a"/>
    </style:style>
    <style:style style:name="T19" style:family="text">
      <style:text-properties fo:color="#000000" officeooo:rsid="000e98bf"/>
    </style:style>
    <style:style style:name="T20" style:family="text">
      <style:text-properties fo:font-size="16pt" style:font-size-asian="14pt" style:font-size-complex="16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<text:s/></text:span><text:span text:style-name="T2">1.Explain the concepts of intellectual property.</text:span></text:p>
      <text:p text:style-name="P110"><text:span text:style-name="T3">Ans:</text:span></text:p>
      <text:p text:style-name="P129"><text:span text:style-name="T14">Definition and Nature</text:span></text:p>
      <text:list xml:id="list3812867035" text:style-name="L5">
        <text:list-item>
          <text:p text:style-name="P6"><text:span text:style-name="T8"><text:s/>Intellectual Property: Refers to creations of the mind, including inventions, literary and artistic works, designs, and symbols used in commerce</text:span></text:p>
        </text:list-item>
        <text:list-item>
          <text:p text:style-name="P7"><text:span text:style-name="T8">Intangible Assets: IP is classified as intangible property, meaning it cannot be physically touched or held</text:span></text:p>
        </text:list-item>
        <text:list-item>
          <text:p text:style-name="P7"><text:span text:style-name="T8">Legal Protection: IP is protected by law, allowing creators to benefit from their work and preventing unauthorized us</text:span><text:span text:style-name="T9">ed</text:span></text:p>
        </text:list-item>
      </text:list>
      <text:p text:style-name="P121"><text:span text:style-name="T1">Types of Intellectual Property</text:span></text:p>
      <text:list xml:id="list2208106464" text:style-name="L6">
        <text:list-item>
          <text:p text:style-name="P8"><text:span text:style-name="T8">Patents: Exclusive rights granted for inventions or processes that provide a new way of doing something, typically lasting for 20 years.</text:span></text:p>
        </text:list-item>
        <text:list-item>
          <text:p text:style-name="P8"><text:span text:style-name="T8"><text:s/>Copyright: Protects original works of authorship such as books, music, and art, lasting for the life of the author plus 70 years in many jurisdictions.</text:span></text:p>
        </text:list-item>
        <text:list-item>
          <text:p text:style-name="P8"><text:span text:style-name="T8">Trademarks: Protects symbols, names, and slogans used to identify goods or services, potentially lasting indefinitely as long as they are in use.</text:span></text:p>
        </text:list-item>
        <text:list-item>
          <text:p text:style-name="P8"><text:span text:style-name="T8">Trade Secrets: Confidential business information that provides a competitive edge, protected as long as it remains secret.</text:span></text:p>
        </text:list-item>
      </text:list>
      <text:p text:style-name="P121"><text:span text:style-name="T1">Legal Framework</text:span></text:p>
      <text:list xml:id="list1287913559" text:style-name="L7">
        <text:list-item>
          <text:p text:style-name="P9"><text:span text:style-name="T8">International Treaties: Key agreements like the Paris Convention and Berne Convention establish standards for IP protection globally.</text:span></text:p>
        </text:list-item>
        <text:list-item>
          <text:p text:style-name="P9"><text:span text:style-name="T8"><text:s/>World Intellectual Property Organization (WIPO): An agency that administers international treaties related to IP rights.</text:span></text:p>
        </text:list-item>
        <text:list-item>
          <text:p text:style-name="P9"><text:span text:style-name="T8">National Laws: Each country has its own laws governing IP rights, which may vary significantly.</text:span></text:p>
        </text:list-item>
      </text:list>
      <text:p text:style-name="P2"><text:span text:style-name="T13">Purpose and Importance</text:span></text:p>
      <text:list xml:id="list3387429845" text:style-name="L8">
        <text:list-item>
          <text:p text:style-name="P10"><text:span text:style-name="T8">Encourages Innovation: IP rights incentivize creators to innovate by providing a temporary monopoly on their creations</text:span></text:p>
        </text:list-item>
        <text:list-item>
          <text:p text:style-name="P10"><text:soft-page-break/><text:span text:style-name="T8">Economic Growth: Protecting IP contributes to economic development by fostering new industries and job creation</text:span></text:p>
        </text:list-item>
        <text:list-item>
          <text:p text:style-name="P11"><text:span text:style-name="T8"><text:s/>Consumer Protection: Trademarks help consumers identify authentic products and services, ensuring quality and safety</text:span></text:p>
        </text:list-item>
      </text:list>
      <text:p text:style-name="P121"><text:span text:style-name="T1"><text:s/>Ownership and Rights</text:span></text:p>
      <text:list xml:id="list4094364407" text:style-name="L9">
        <text:list-item>
          <text:p text:style-name="P12"><text:span text:style-name="T8">Ownership: Generally, the creator owns the IP unless it is created under employment or contractual agreements where ownership may transfer[2][4].</text:span></text:p>
        </text:list-item>
        <text:list-item>
          <text:p text:style-name="P12"><text:span text:style-name="T8">Transfer of Rights: IP rights can be sold or licensed to others, allowing for commercial exploitation</text:span></text:p>
        </text:list-item>
      </text:list>
      <text:p text:style-name="P111"><text:span text:style-name="T1"><text:s/></text:span><text:span text:style-name="T17">Enforcement and Infringement</text:span></text:p>
      <text:list xml:id="list452325099" text:style-name="L10">
        <text:list-item>
          <text:p text:style-name="P13"><text:span text:style-name="T8">Infringement: Unauthorized use of IP constitutes infringement, which can lead to legal action against the infringer</text:span></text:p>
        </text:list-item>
        <text:list-item>
          <text:p text:style-name="P13"><text:span text:style-name="T8"><text:s/>Remedies for Infringement: Legal remedies include injunctions, monetary damages, and destruction of infringing goods</text:span></text:p>
        </text:list-item>
      </text:list>
      <text:p text:style-name="P130"><text:span text:style-name="T14">Duration of Protection</text:span></text:p>
      <text:list xml:id="list1599961480" text:style-name="L3">
        <text:list-item>
          <text:p text:style-name="P4"><text:span text:style-name="T8">Limited Duration: Most IP protections are temporary; patents last about 20 years while copyrights can last up to 70 years after the creator's death</text:span></text:p>
        </text:list-item>
        <text:list-item>
          <text:p text:style-name="P5"><text:span text:style-name="T8">Renewal Requirements: Some protections require periodic renewal fees to maintain validity (e.g., trademarks) [6].</text:span></text:p>
        </text:list-item>
      </text:list>
      <text:p text:style-name="P111"><text:span text:style-name="T1"><text:s/></text:span><text:span text:style-name="T17">Categories of Intellectual Property</text:span></text:p>
      <text:list xml:id="list1214360452" text:style-name="L11">
        <text:list-item>
          <text:p text:style-name="P14"><text:span text:style-name="T8">Industrial Property vs Copyrigh</text:span><text:span text:style-name="T9">t</text:span><text:span text:style-name="T8">: Industrial property includes patents and trademarks; copyright covers artistic works like literature and music</text:span></text:p>
        </text:list-item>
        <text:list-item>
          <text:p text:style-name="P14"><text:span text:style-name="T8">Geographical Indications: Protects products that have a specific geographical origin and possess qualities due to that origin (e.g., Champagne) </text:span></text:p>
        </text:list-item>
      </text:list>
      <text:p text:style-name="P121"><text:span text:style-name="T1">Challenges in Intellectual Property</text:span></text:p>
      <text:list xml:id="list2365911744" text:style-name="L12">
        <text:list-item>
          <text:p text:style-name="P15"><text:span text:style-name="T8">Global Enforcement Issues: Different countries have varying enforcement mechanisms which complicate international protection </text:span></text:p>
        </text:list-item>
        <text:list-item>
          <text:p text:style-name="P16"><text:span text:style-name="T8"><text:s/>Digital Age Challenges: The rise of digital content has led to new challenges in protecting IP online due to ease of copying and distribution </text:span></text:p>
        </text:list-item>
      </text:list>
      <text:p text:style-name="P122"><text:soft-page-break/><text:span text:style-name="T1">Future Trends</text:span></text:p>
      <text:list xml:id="list1640664387" text:style-name="L13">
        <text:list-item>
          <text:p text:style-name="P17"><text:span text:style-name="T8">Emerging Technologies: Innovations in AI and biotechnology raise new questions about ownership and protection of IP </text:span></text:p>
        </text:list-item>
        <text:list-item>
          <text:p text:style-name="P17"><text:span text:style-name="T8">IP in the Digital Economy: As digital assets become more prominent, protecting software code and online content is increasingly critical </text:span></text:p>
        </text:list-item>
      </text:list>
      <text:p text:style-name="P121"><text:span text:style-name="T1"><text:s/>Conclusion</text:span></text:p>
      <text:list xml:id="list2092803067" text:style-name="L14">
        <text:list-item>
          <text:p text:style-name="P18"><text:span text:style-name="T8">Balancing Interests: The IP system aims to balance the interests of creators with those of the public to foster creativity while ensuring access to knowledge</text:span></text:p>
        </text:list-item>
        <text:list-item>
          <text:p text:style-name="P18"><text:span text:style-name="T8">Cultural Impact: IP rights support cultural development by protecting artistic expressions and encouraging diverse forms of creativity </text:span></text:p>
        </text:list-item>
        <text:list-item>
          <text:p text:style-name="P18"><text:span text:style-name="T8">Role in Business Strategy: Companies leverage IP as a strategic asset for branding, market differentiation, and competitive advantage</text:span></text:p>
        </text:list-item>
        <text:list-item>
          <text:p text:style-name="P18"><text:span text:style-name="T8">Educational Importance: Understanding IP is crucial for creators, businesses, and consumers alike to navigate legal landscapes effectively </text:span></text:p>
        </text:list-item>
        <text:list-item>
          <text:p text:style-name="P18"><text:span text:style-name="T8">Future Developments in Policy: Ongoing discussions about reforming IP laws reflect changing societal values regarding creativity and access to information <text:s/></text:span></text:p>
          <text:p text:style-name="P18"><text:span text:style-name="T8"/></text:p>
        </text:list-item>
      </text:list>
      <text:p text:style-name="P123"><text:span text:style-name="T1">2.what are the types of intellectual property rights?</text:span></text:p>
      <text:p text:style-name="P124"><text:span text:style-name="T1">Ans : </text:span></text:p>
      <text:p text:style-name="P124"><text:span text:style-name="T7"><text:s/></text:span><text:span text:style-name="T13"><text:s/>Patents</text:span></text:p>
      <text:list xml:id="list1165563836" text:style-name="L16">
        <text:list-item>
          <text:p text:style-name="P19"><text:span text:style-name="T9">Definition: Patents grant exclusive rights to inventors for their inventions, preventing others from making, using, or selling the invention without permission.</text:span></text:p>
        </text:list-item>
        <text:list-item>
          <text:p text:style-name="P19"><text:span text:style-name="T9">Types of Patents:</text:span></text:p>
        </text:list-item>
      </text:list>
      <text:p text:style-name="P112"><text:span text:style-name="T1"><text:s text:c="3"/>Utility Patents: Protect new and useful processes, machines, or compositions of matter.</text:span></text:p>
      <text:p text:style-name="P112"><text:span text:style-name="T1"><text:s text:c="3"/>Design Patents: Protect the ornamental design of an article of manufacture.</text:span></text:p>
      <text:p text:style-name="P112"><text:span text:style-name="T1"><text:s text:c="3"/>Plant Patents: Protect new varieties of plants that have been asexually reproduced.</text:span></text:p>
      <text:p text:style-name="P115"><text:span text:style-name="T1">Copyrights</text:span></text:p>
      <text:list xml:id="list3001897473" text:style-name="L17">
        <text:list-item>
          <text:p text:style-name="P20"><text:soft-page-break/><text:span text:style-name="T9">Definition: Copyrights protect original works of authorship, including literary, musical, and artistic works.</text:span></text:p>
        </text:list-item>
        <text:list-item>
          <text:p text:style-name="P20"><text:span text:style-name="T9">Duration: Typically lasts for the life of the author plus 70 years in many jurisdictions.</text:span></text:p>
        </text:list-item>
        <text:list-item>
          <text:p text:style-name="P20"><text:span text:style-name="T9">Rights Granted: Includes the right to reproduce, distribute, and display the work.</text:span></text:p>
          <text:p text:style-name="P21"><text:span text:style-name="T9"><text:s/>Trademarks</text:span></text:p>
        </text:list-item>
        <text:list-item>
          <text:p text:style-name="P20"><text:span text:style-name="T9">Definition: Trademarks protect symbols, names, and slogans used to identify goods or services.</text:span></text:p>
        </text:list-item>
        <text:list-item>
          <text:p text:style-name="P20"><text:span text:style-name="T9">Purpose: Helps consumers distinguish between different products and ensures brand recognition.</text:span></text:p>
        </text:list-item>
        <text:list-item>
          <text:p text:style-name="P20"><text:span text:style-name="T9">Duration: Can last indefinitely as long as they are in use and properly renewed.</text:span></text:p>
        </text:list-item>
      </text:list>
      <text:p text:style-name="P115"><text:span text:style-name="T1">Trade Secrets</text:span></text:p>
      <text:list xml:id="list2295962752" text:style-name="L18">
        <text:list-item>
          <text:p text:style-name="P23"><text:span text:style-name="T9">Definition: Trade secrets encompass confidential business information that provides a competitive edge (e.g., formulas, practices).</text:span></text:p>
        </text:list-item>
        <text:list-item>
          <text:p text:style-name="P23"><text:span text:style-name="T9">Protection Mechanism: No formal registration is required; protection is maintained through secrecy.</text:span></text:p>
        </text:list-item>
      </text:list>
      <text:p text:style-name="P115"><text:span text:style-name="T1"><text:s/>Industrial Designs</text:span></text:p>
      <text:list xml:id="list2121243026" text:style-name="L21">
        <text:list-item>
          <text:p text:style-name="P24"><text:span text:style-name="T9">Definition: Protects the aesthetic aspect of a product, including shape, pattern, or color.</text:span></text:p>
        </text:list-item>
        <text:list-item>
          <text:p text:style-name="P24"><text:span text:style-name="T9">Purpose: Enhances the commercial value of products by making them visually appealing.</text:span></text:p>
        </text:list-item>
      </text:list>
      <text:p text:style-name="P115"><text:span text:style-name="T1">Geographical Indications</text:span></text:p>
      <text:list xml:id="list2473827476" text:style-name="L22">
        <text:list-item>
          <text:p text:style-name="P25"><text:span text:style-name="T9">Definition: Protects products that originate from a specific geographical location and possess qualities due to that origin (e.g., Champagne).</text:span></text:p>
        </text:list-item>
        <text:list-item>
          <text:p text:style-name="P25"><text:span text:style-name="T9">Purpose: Ensures that only products genuinely originating in a specific place can use the name.</text:span></text:p>
        </text:list-item>
      </text:list>
      <text:p text:style-name="P115"><text:span text:style-name="T1">Plant Variety Rights</text:span></text:p>
      <text:list xml:id="list1677585067" text:style-name="L23">
        <text:list-item>
          <text:p text:style-name="P26"><text:span text:style-name="T9">Definition: Protects new varieties of plants that are distinct, uniform, and stable.</text:span></text:p>
        </text:list-item>
        <text:list-item>
          <text:p text:style-name="P27"><text:span text:style-name="T9">Purpose: Encourages the development of new plant varieties by granting exclusive rights to breeders.</text:span></text:p>
        </text:list-item>
      </text:list>
      <text:p text:style-name="P132"><text:span text:style-name="T15">D</text:span><text:span text:style-name="T13">igital Assets</text:span></text:p>
      <text:list xml:id="list1459217225" text:style-name="L25">
        <text:list-item>
          <text:p text:style-name="P28"><text:soft-page-break/><text:span text:style-name="T9">Definition: Includes proprietary software code, algorithms, and online content.</text:span></text:p>
        </text:list-item>
        <text:list-item>
          <text:p text:style-name="P28"><text:span text:style-name="T9">Importance: Recognized as intellectual property due to their value in the digital economy.</text:span></text:p>
        </text:list-item>
      </text:list>
      <text:p text:style-name="P115"><text:span text:style-name="T1"><text:s/>Service Marks</text:span></text:p>
      <text:list xml:id="list848609589" text:style-name="L26">
        <text:list-item>
          <text:p text:style-name="P29"><text:span text:style-name="T9">Definition: Similar to trademarks but specifically identifies services rather than goods.</text:span></text:p>
        </text:list-item>
        <text:list-item>
          <text:p text:style-name="P29"><text:span text:style-name="T9">Purpose: Helps consumers identify the source of services offered in the marketplace.</text:span></text:p>
        </text:list-item>
      </text:list>
      <text:p text:style-name="P112"><text:span text:style-name="T1"><text:s/></text:span><text:span text:style-name="T17">Trade Dress</text:span></text:p>
      <text:list xml:id="list3082033632" text:style-name="L27">
        <text:list-item>
          <text:p text:style-name="P30"><text:span text:style-name="T9">Definition: Refers to the visual appearance of a product or its packaging that signifies the source of the produ</text:span></text:p>
        </text:list-item>
        <text:list-item>
          <text:p text:style-name="P30"><text:span text:style-name="T9">Protection Scope: Can protect color schemes, shapes, and overall look that distinguishes a product.</text:span></text:p>
        </text:list-item>
      </text:list>
      <text:p text:style-name="P116"><text:span text:style-name="T1"><text:s/>Database Rights</text:span></text:p>
      <text:list xml:id="list4104868593" text:style-name="L28">
        <text:list-item>
          <text:p text:style-name="P31"><text:span text:style-name="T9">Definition: Protects databases that involve a substantial investment in obtaining or presenting data.</text:span></text:p>
        </text:list-item>
        <text:list-item>
          <text:p text:style-name="P32"><text:span text:style-name="T9">Scope: Grants rights against unauthorized extraction or reutilization of the database contents.</text:span></text:p>
        </text:list-item>
      </text:list>
      <text:p text:style-name="P115"><text:span text:style-name="T1">Circuit Layout Rights</text:span></text:p>
      <text:list xml:id="list2030171711" text:style-name="L29">
        <text:list-item>
          <text:p text:style-name="P33"><text:span text:style-name="T9">Definition: Protects the layout designs of integrated circuits from unauthorized copying.</text:span></text:p>
        </text:list-item>
        <text:list-item>
          <text:p text:style-name="P33"><text:span text:style-name="T9">Duration: Typically lasts for ten years from the date of creation or first commercial exploitation.</text:span></text:p>
        </text:list-item>
      </text:list>
      <text:p text:style-name="P112"><text:span text:style-name="T1"><text:s/></text:span><text:span text:style-name="T17">Moral Rights</text:span></text:p>
      <text:list xml:id="list348541273" text:style-name="L30">
        <text:list-item>
          <text:p text:style-name="P34"><text:span text:style-name="T9">Definition: Rights that protect the personal and reputational interests of authors in their works.</text:span></text:p>
        </text:list-item>
        <text:list-item>
          <text:p text:style-name="P34"><text:span text:style-name="T9">Scope: Includes rights to attribution and integrity of the work.</text:span></text:p>
        </text:list-item>
      </text:list>
      <text:p text:style-name="P112"><text:span text:style-name="T1"><text:s/></text:span><text:span text:style-name="T17">Sui Generis Rights</text:span></text:p>
      <text:list xml:id="list118430673" text:style-name="L31">
        <text:list-item>
          <text:p text:style-name="P35"><text:span text:style-name="T9">Definition: Unique rights created for specific types of intellectual property not covered by existing laws (e.g., traditional knowledge).</text:span></text:p>
        </text:list-item>
        <text:list-item>
          <text:p text:style-name="P35"><text:span text:style-name="T9">Purpose: Aims to provide protection tailored to specific needs not addressed by conventional IP laws.</text:span></text:p>
        </text:list-item>
      </text:list>
      <text:p text:style-name="P125"><text:soft-page-break/><text:span text:style-name="T1">3.Explain the significance of intellectual property rights.</text:span></text:p>
      <text:p text:style-name="P126"><text:span text:style-name="T1">Ans:</text:span></text:p>
      <text:p text:style-name="P126"><text:span text:style-name="T13">Encourages Innovation</text:span></text:p>
      <text:list xml:id="list362726956" text:style-name="L32">
        <text:list-item>
          <text:p text:style-name="P36"><text:span text:style-name="T10">Incentive for Creators: IPR provides creators with exclusive rights, motivating them to invest time and resources into developing new ideas and products.</text:span></text:p>
        </text:list-item>
        <text:list-item>
          <text:p text:style-name="P36"><text:span text:style-name="T10">Fosters Creativity: By protecting original works, IPR encourages artistic and literary expression.</text:span></text:p>
        </text:list-item>
      </text:list>
      <text:p text:style-name="P117"><text:span text:style-name="T1"><text:s/>Economic Growth</text:span></text:p>
      <text:list xml:id="list585019720" text:style-name="L33">
        <text:list-item>
          <text:p text:style-name="P37"><text:span text:style-name="T10">Stimulates Economic Development: Strong IPR systems contribute to economic growth by fostering new industries and job creation.</text:span></text:p>
        </text:list-item>
        <text:list-item>
          <text:p text:style-name="P37"><text:span text:style-name="T10">Attracts Investment: Countries with robust IPR protections are more likely to attract foreign direct investment.</text:span></text:p>
        </text:list-item>
      </text:list>
      <text:p text:style-name="P117"><text:span text:style-name="T1"><text:s/>Market Competition</text:span></text:p>
      <text:list xml:id="list325893670" text:style-name="L34">
        <text:list-item>
          <text:p text:style-name="P38"><text:span text:style-name="T10">Promotes Healthy Competition: IPR helps maintain a competitive market by protecting innovations from unauthorized use.</text:span></text:p>
        </text:list-item>
        <text:list-item>
          <text:p text:style-name="P38"><text:span text:style-name="T10">Encourages Quality Products: Consumers benefit from a variety of high-quality products due to the competitive environment fostered by IPR.</text:span></text:p>
        </text:list-item>
      </text:list>
      <text:p text:style-name="P117"><text:span text:style-name="T1"><text:s/>Consumer Protection</text:span></text:p>
      <text:list xml:id="list2426095642" text:style-name="L35">
        <text:list-item>
          <text:p text:style-name="P39"><text:span text:style-name="T10">Safeguards Against Counterfeits: Trademarks and patents protect consumers from counterfeit goods that may pose health risks.</text:span></text:p>
        </text:list-item>
        <text:list-item>
          <text:p text:style-name="P39"><text:span text:style-name="T10">Ensures Product Authenticity: IPR allows consumers to identify genuine products, enhancing trust in brands.</text:span></text:p>
        </text:list-item>
      </text:list>
      <text:p text:style-name="P117"><text:span text:style-name="T1"><text:s/>Legal Framework</text:span></text:p>
      <text:list xml:id="list4223572221" text:style-name="L36">
        <text:list-item>
          <text:p text:style-name="P40"><text:span text:style-name="T10">Establishes Ownership Rights: IPR provides a legal basis for ownership of creations, clarifying rights between creators and users.</text:span></text:p>
        </text:list-item>
        <text:list-item>
          <text:p text:style-name="P40"><text:span text:style-name="T10">Facilitates Dispute Resolution: A defined legal framework helps resolve conflicts over intellectual property disputes efficiently.</text:span></text:p>
        </text:list-item>
      </text:list>
      <text:p text:style-name="P117"><text:span text:style-name="T1"><text:s/>Knowledge Sharing</text:span></text:p>
      <text:list xml:id="list2871149928" text:style-name="L37">
        <text:list-item>
          <text:p text:style-name="P41"><text:soft-page-break/><text:span text:style-name="T10">Encourages Collaboration: Licensing agreements enable knowledge sharing among creators, researchers, and businesses.</text:span></text:p>
        </text:list-item>
        <text:list-item>
          <text:p text:style-name="P41"><text:span text:style-name="T10">Facilitates Technology Transfer: IPR supports the transfer of technology across borders, enhancing global collaboration.</text:span></text:p>
        </text:list-item>
      </text:list>
      <text:p text:style-name="P118"><text:span text:style-name="T1">Cultural Developme</text:span><text:span text:style-name="T18">nt</text:span></text:p>
      <text:list xml:id="list941388029" text:style-name="L38">
        <text:list-item>
          <text:p text:style-name="P42"><text:span text:style-name="T10">Preserves Cultural Heritage: Copyrights protect traditional artistic expressions and folklore, contributing to cultural preservation.</text:span></text:p>
        </text:list-item>
        <text:list-item>
          <text:p text:style-name="P42"><text:span text:style-name="T10">Enhances Access to Culture: By ensuring creators can profit from their work, IPR promotes the production of diverse cultural content.</text:span></text:p>
        </text:list-item>
      </text:list>
      <text:p text:style-name="P117"><text:span text:style-name="T1"><text:s/>Global Trade</text:span></text:p>
      <text:list xml:id="list2769176225" text:style-name="L39">
        <text:list-item>
          <text:p text:style-name="P43"><text:span text:style-name="T10">Facilitates International Trad</text:span><text:span text:style-name="T11">e</text:span><text:span text:style-name="T10">: A strong IPR framework is essential for countries to engage in global trade effectively.</text:span></text:p>
        </text:list-item>
        <text:list-item>
          <text:p text:style-name="P43"><text:span text:style-name="T10">Standardizes Practices: International treaties help standardize IP laws across countries, simplifying cross-border transactions.</text:span></text:p>
        </text:list-item>
      </text:list>
      <text:p text:style-name="P117"><text:span text:style-name="T1">Job Creation</text:span></text:p>
      <text:list xml:id="list1034408566" text:style-name="L40">
        <text:list-item>
          <text:p text:style-name="P44"><text:span text:style-name="T10">Generates Employment Opportunities: New industries arising from innovations lead to job creation in various sectors.</text:span></text:p>
        </text:list-item>
        <text:list-item>
          <text:p text:style-name="P44"><text:span text:style-name="T10">Supports Skilled Workforce Development: The demand for skilled professionals in IP management contributes to workforce development.</text:span></text:p>
        </text:list-item>
      </text:list>
      <text:p text:style-name="P117"><text:span text:style-name="T1"><text:s/>Investment in R&amp;D</text:span></text:p>
      <text:list xml:id="list1291256182" text:style-name="L41">
        <text:list-item>
          <text:p text:style-name="P45"><text:span text:style-name="T10">Encourages Research Investments: Companies are more likely to invest in research and development when they can protect their innovations.</text:span></text:p>
        </text:list-item>
        <text:list-item>
          <text:p text:style-name="P45"><text:span text:style-name="T10">Boosts Technological Advancements: Strong IPR protection accelerates technological progress by ensuring that inventors can reap the benefits of their work.</text:span></text:p>
        </text:list-item>
      </text:list>
      <text:p text:style-name="P117"><text:span text:style-name="T1"><text:s/>Enhances Brand Value</text:span></text:p>
      <text:list xml:id="list1837142819" text:style-name="L42">
        <text:list-item>
          <text:p text:style-name="P46"><text:span text:style-name="T10">Builds Brand Reputation: Trademarks enhance brand recognition and loyalty among consumers.</text:span></text:p>
        </text:list-item>
        <text:list-item>
          <text:p text:style-name="P46"><text:span text:style-name="T10">Increases Business Value: Companies with strong IP portfolios often enjoy higher valuations in the marketplace.</text:span></text:p>
        </text:list-item>
      </text:list>
      <text:p text:style-name="P117"><text:soft-page-break/><text:span text:style-name="T1">Social Benefits</text:span></text:p>
      <text:list xml:id="list1118174381" text:style-name="L43">
        <text:list-item>
          <text:p text:style-name="P47"><text:span text:style-name="T10">Improves Quality of Life: Innovations protected by IPR can lead to products that enhance health, safety, and overall quality of life.</text:span></text:p>
        </text:list-item>
        <text:list-item>
          <text:p text:style-name="P47"><text:span text:style-name="T10">Supports Education and Research: IPR encourages educational institutions to innovate and produce new knowledge.</text:span></text:p>
        </text:list-item>
      </text:list>
      <text:p text:style-name="P117"><text:span text:style-name="T1"><text:s/>Public Domain Transition</text:span></text:p>
      <text:list xml:id="list3578362818" text:style-name="L44">
        <text:list-item>
          <text:p text:style-name="P48"><text:span text:style-name="T10">Promotes Future Creativity: Once IP rights expire, works enter the public domain, allowing others to build upon them without infringement.</text:span></text:p>
        </text:list-item>
        <text:list-item>
          <text:p text:style-name="P48"><text:span text:style-name="T10">Enhances Accessibility: The transition of works into the public domain increases access to knowledge and culture for society at large.</text:span></text:p>
        </text:list-item>
      </text:list>
      <text:p text:style-name="P113"><text:span text:style-name="T1"><text:s/></text:span><text:span text:style-name="T17">Legal Compliance</text:span></text:p>
      <text:list xml:id="list1878013701" text:style-name="L45">
        <text:list-item>
          <text:p text:style-name="P49"><text:span text:style-name="T10">Ensures Compliance with International Standards: Countries adhering to international IP treaties demonstrate commitment to global norms.</text:span></text:p>
        </text:list-item>
        <text:list-item>
          <text:p text:style-name="P49"><text:span text:style-name="T10">Protects National Interests: Strong IPR laws can safeguard national interests against foreign exploitation of local innovations.</text:span></text:p>
        </text:list-item>
      </text:list>
      <text:p text:style-name="P117"><text:span text:style-name="T1"><text:s/>Awareness and Education</text:span></text:p>
      <text:list xml:id="list816369782" text:style-name="L46">
        <text:list-item>
          <text:p text:style-name="P50"><text:span text:style-name="T10">Promotes Public Awareness: Understanding the significance of IPR fosters a culture of respect for creativity and innovation within society.</text:span></text:p>
        </text:list-item>
        <text:list-item>
          <text:p text:style-name="P50"><text:span text:style-name="T10">Encourages Ethical Practices: Awareness of IPR helps combat piracy and unethical practices in creative industries.</text:span></text:p>
        </text:list-item>
      </text:list>
      <text:p text:style-name="P113"><text:span text:style-name="T1"/></text:p>
      <text:p text:style-name="P127"><text:span text:style-name="T1">4.what are the international organisations for intellectual property.</text:span></text:p>
      <text:p text:style-name="P128"><text:span text:style-name="T1">Ans</text:span><text:span text:style-name="T7"> :</text:span></text:p>
      <text:p text:style-name="P128"><text:span text:style-name="T13">World Intellectual Property Organization (WIPO)</text:span></text:p>
      <text:list xml:id="list3420158922" text:style-name="L117">
        <text:list-item>
          <text:p text:style-name="P109"><text:span text:style-name="T11">Definition: WIPO is a specialized agency of the United Nations dedicated to promoting and protecting intellectual property worldwide.</text:span></text:p>
        </text:list-item>
      </text:list>
      <text:list xml:id="list768635993" text:style-name="L116">
        <text:list-item>
          <text:p text:style-name="P108"><text:span text:style-name="T11">Establishment: Founded in 1967, WIPO began operations on April 26, 1970.</text:span></text:p>
        </text:list-item>
      </text:list>
      <text:list xml:id="list353482849" text:style-name="L115">
        <text:list-item>
          <text:p text:style-name="P107"><text:soft-page-break/><text:span text:style-name="T11">Membership: WIPO has 193 member states, making it one of the largest international organizations.</text:span></text:p>
        </text:list-item>
      </text:list>
      <text:list xml:id="list441869825" text:style-name="L114">
        <text:list-item>
          <text:p text:style-name="P106"><text:span text:style-name="T11">Headquarters: Located in Geneva, Switzerland.</text:span></text:p>
        </text:list-item>
      </text:list>
      <text:list xml:id="list2993494366" text:style-name="L113">
        <text:list-item>
          <text:p text:style-name="P105"><text:span text:style-name="T11">Director General: The current Director General is Daren Tang, who took office on October 1, 2020.</text:span></text:p>
        </text:list-item>
      </text:list>
      <text:p text:style-name="P119"><text:span text:style-name="T1"><text:s/>Role of WIPO</text:span></text:p>
      <text:list xml:id="list1697091155" text:style-name="L112">
        <text:list-item>
          <text:p text:style-name="P104"><text:span text:style-name="T11">Global Policy Forum: WIPO serves as a platform for governments, NGOs, and industry groups to discuss and shape international IP policies.</text:span></text:p>
        </text:list-item>
      </text:list>
      <text:list xml:id="list2804964199" text:style-name="L111">
        <text:list-item>
          <text:p text:style-name="P103"><text:span text:style-name="T11">Treaty Administration: WIPO administers 26 international treaties related to various aspects of intellectual property.</text:span></text:p>
        </text:list-item>
      </text:list>
      <text:list xml:id="list4107196343" text:style-name="L110">
        <text:list-item>
          <text:p text:style-name="P102"><text:span text:style-name="T11">Capacity Buildin</text:span><text:span text:style-name="T12">g:</text:span><text:span text:style-name="T11"> Provides technical assistance and capacity-building programs to help countries develop their IP systems.</text:span></text:p>
        </text:list-item>
      </text:list>
      <text:p text:style-name="P119"><text:span text:style-name="T1">Key Treaties Administered by WIPO</text:span></text:p>
      <text:list xml:id="list2854588911" text:style-name="L109">
        <text:list-item>
          <text:p text:style-name="P101"><text:span text:style-name="T11">Paris Convention: Established in 1883 for the protection of industrial property (patents and trademarks).</text:span></text:p>
        </text:list-item>
      </text:list>
      <text:list xml:id="list2039216409" text:style-name="L108">
        <text:list-item>
          <text:p text:style-name="P100"><text:span text:style-name="T11">Berne Convention: Established in 1886 for the protection of literary and artistic works (copyright).</text:span></text:p>
        </text:list-item>
      </text:list>
      <text:list xml:id="list4192199521" text:style-name="L107">
        <text:list-item>
          <text:p text:style-name="P99"><text:span text:style-name="T11">Madrid System: Facilitates international registration of trademarks through a single application.</text:span></text:p>
        </text:list-item>
      </text:list>
      <text:list xml:id="list3723700400" text:style-name="L106">
        <text:list-item>
          <text:p text:style-name="P98"><text:span text:style-name="T11">Hague System: Provides a mechanism for the international registration of industrial designs.</text:span></text:p>
        </text:list-item>
      </text:list>
      <text:p text:style-name="P119"><text:span text:style-name="T1">World Trade Organization (WTO)</text:span></text:p>
      <text:list xml:id="list728758473" text:style-name="L105">
        <text:list-item>
          <text:p text:style-name="P97"><text:span text:style-name="T11">TRIPS Agreement: The Agreement on Trade-Related Aspects of Intellectual Property Rights sets minimum standards for IP protection among WTO members.</text:span></text:p>
        </text:list-item>
      </text:list>
      <text:list xml:id="list16232057" text:style-name="L104">
        <text:list-item>
          <text:p text:style-name="P96"><text:span text:style-name="T11">Dispute Resolution: The WTO provides a framework for resolving disputes related to IP rights among member states.</text:span></text:p>
        </text:list-item>
      </text:list>
      <text:p text:style-name="P119"><text:span text:style-name="T1">Regional Organizations</text:span></text:p>
      <text:list xml:id="list4062750949" text:style-name="L103">
        <text:list-item>
          <text:p text:style-name="P95"><text:span text:style-name="T11">European Patent Office (EPO): Provides patent protection across European countries through a centralized application process.</text:span></text:p>
        </text:list-item>
      </text:list>
      <text:list xml:id="list1707988917" text:style-name="L102">
        <text:list-item>
          <text:p text:style-name="P94"><text:soft-page-break/><text:span text:style-name="T11">African Regional Intellectual Property Organization (ARIPO): Facilitates IP protection in African member states through regional treaties.</text:span></text:p>
        </text:list-item>
      </text:list>
      <text:list xml:id="list1017232168" text:style-name="L101">
        <text:list-item>
          <text:p text:style-name="P93"><text:span text:style-name="T11">Organisation Africaine de la Propriété Intellectuelle (OAPI): A regional organization that manages IP rights in French-speaking African countries.</text:span></text:p>
        </text:list-item>
      </text:list>
      <text:p text:style-name="P119"><text:span text:style-name="T1">Intergovernmental Organizations</text:span></text:p>
      <text:list xml:id="list282660148" text:style-name="L100">
        <text:list-item>
          <text:p text:style-name="P92"><text:span text:style-name="T11">United Nations Educational, Scientific and Cultural Organization (UNESCO): Works on copyright issues related to education, culture, and science.</text:span></text:p>
        </text:list-item>
      </text:list>
      <text:list xml:id="list3307026228" text:style-name="L99">
        <text:list-item>
          <text:p text:style-name="P91"><text:span text:style-name="T11">Food and Agriculture Organization (FAO): Addresses traditional knowledge and genetic resources related to agriculture.</text:span></text:p>
        </text:list-item>
      </text:list>
      <text:p text:style-name="P119"><text:span text:style-name="T1">Non-Governmental Organizations (NGOs)</text:span></text:p>
      <text:list xml:id="list4158962181" text:style-name="L98">
        <text:list-item>
          <text:p text:style-name="P90"><text:span text:style-name="T11">International Federation of Reproduction Rights Organizations (IFRRO): Advocates for authors' rights and promotes fair compensation for creators.</text:span></text:p>
        </text:list-item>
      </text:list>
      <text:list xml:id="list1900223418" text:style-name="L97">
        <text:list-item>
          <text:p text:style-name="P89"><text:span text:style-name="T11">Electronic Frontier Foundation (EFF): Focuses on digital rights and protecting freedom of expression online.</text:span></text:p>
        </text:list-item>
      </text:list>
      <text:p text:style-name="P119"><text:span text:style-name="T1">International Standards Organizations</text:span></text:p>
      <text:list xml:id="list1149764986" text:style-name="L96">
        <text:list-item>
          <text:p text:style-name="P88"><text:span text:style-name="T11">International Organization for Standardization (ISO): Develops standards that can impact IP management practices globally.</text:span></text:p>
        </text:list-item>
      </text:list>
      <text:list xml:id="list4094208234" text:style-name="L95">
        <text:list-item>
          <text:p text:style-name="P87"><text:span text:style-name="T11">International Electrotechnical Commission (IEC): Sets standards for electrical and electronic technologies that may involve patented technologies.</text:span></text:p>
        </text:list-item>
      </text:list>
      <text:p text:style-name="P120"><text:span text:style-name="T1"><text:s/>Collaborative Initiatives</text:span></text:p>
      <text:list xml:id="list676690940" text:style-name="L94">
        <text:list-item>
          <text:p text:style-name="P86"><text:span text:style-name="T11">Global Innovation Index: A collaborative project involving WIPO that ranks countries based on innovation capabilities and outputs.</text:span></text:p>
        </text:list-item>
      </text:list>
      <text:list xml:id="list3529717614" text:style-name="L92">
        <text:list-item>
          <text:p text:style-name="P84"><text:span text:style-name="T11">Creative Commons: An organization that provides free licenses to enable sharing and reuse of creative works while protecting authors' rights.</text:span></text:p>
        </text:list-item>
      </text:list>
      <text:p text:style-name="P119"><text:span text:style-name="T1"><text:s/>Emerging Trends</text:span></text:p>
      <text:list xml:id="list2752604358" text:style-name="L93">
        <text:list-item>
          <text:p text:style-name="P85"><text:span text:style-name="T11">Digital Economy Initiatives: Organizations are increasingly focusing on IP issues related to digital content and technology advancements.</text:span></text:p>
        </text:list-item>
      </text:list>
      <text:list xml:id="list347482979" text:style-name="L90">
        <text:list-item>
          <text:p text:style-name="P83"><text:span text:style-name="T11">Sustainable Development Goals (SDGs): Many organizations align their IP strategies with the UN's SDGs to promote innovation that benefits society.</text:span></text:p>
        </text:list-item>
      </text:list>
      <text:p text:style-name="P119"><text:soft-page-break/><text:span text:style-name="T19">Res</text:span><text:span text:style-name="T1">earch and Data Sharing</text:span></text:p>
      <text:list xml:id="list1223996434" text:style-name="L89">
        <text:list-item>
          <text:p text:style-name="P82"><text:span text:style-name="T11">WIPO’s Global Database: Provides access to comprehensive data on IP filings, helping policymakers make informed decisions.</text:span></text:p>
        </text:list-item>
      </text:list>
      <text:list xml:id="list510898150" text:style-name="L88">
        <text:list-item>
          <text:p text:style-name="P81"><text:span text:style-name="T11">Collaboration with Academia: Many organizations partner with universities to conduct research on IP issues and develop best practices.</text:span></text:p>
        </text:list-item>
      </text:list>
      <text:p text:style-name="P120"><text:span text:style-name="T1">Future Directions</text:span></text:p>
      <text:list xml:id="list2621064198" text:style-name="L87">
        <text:list-item>
          <text:p text:style-name="P80"><text:span text:style-name="T11">Adapting to Change: International organizations are continuously evolving their frameworks to address emerging challenges in IP law, such as artificial intelligence and biotechnology.</text:span></text:p>
        </text:list-item>
      </text:list>
      <text:p text:style-name="P127"><text:span text:style-name="T1">5. Discuss agenices and treaties for intellectual property rights .</text:span></text:p>
      <text:p text:style-name="P110"><text:span text:style-name="T4">Ans:</text:span></text:p>
      <text:p text:style-name="P129"><text:span text:style-name="T16">International Agencies</text:span></text:p>
      <text:list xml:id="list2400276659" text:style-name="L86">
        <text:list-item>
          <text:p text:style-name="P79"><text:span text:style-name="T11">World Intellectual Property Organization (WIPO): A specialized agency of the United Nations that promotes the protection of intellectual property worldwide, established in 1967.</text:span></text:p>
        </text:list-item>
      </text:list>
      <text:list xml:id="list1246786178" text:style-name="L84">
        <text:list-item>
          <text:p text:style-name="P78"><text:span text:style-name="T11">Headquarters: WIPO is headquartered in Geneva, Switzerland, and has 193 member states.</text:span></text:p>
        </text:list-item>
      </text:list>
      <text:list xml:id="list2258656542" text:style-name="L83">
        <text:list-item>
          <text:p text:style-name="P77"><text:span text:style-name="T11">Director General: Daren Tang has been serving as the Director General since October 1, 2020.</text:span></text:p>
        </text:list-item>
      </text:list>
      <text:list xml:id="list1787813015" text:style-name="L82">
        <text:list-item>
          <text:p text:style-name="P76"><text:span text:style-name="T11">Global Policy Forum: WIPO serves as a forum for governments, NGOs, and industry groups to discuss and shape international IP policies.</text:span></text:p>
        </text:list-item>
      </text:list>
      <text:list xml:id="list3322628857" text:style-name="L81">
        <text:list-item>
          <text:p text:style-name="P75"><text:span text:style-name="T11">Treaty Administration: WIPO administers 26 international treaties concerning various aspects of intellectual property.</text:span></text:p>
        </text:list-item>
      </text:list>
      <text:p text:style-name="P114"><text:span text:style-name="T1"/></text:p>
      <text:list xml:id="list638590841" text:style-name="L80">
        <text:list-item>
          <text:p text:style-name="P74"><text:span text:style-name="T11">United States Patent and Trademark Office (USPTO): The federal agency responsible for granting U.S. patents and registering trademarks, also representing the U.S. in WIPO discussions.</text:span></text:p>
        </text:list-item>
      </text:list>
      <text:list xml:id="list4154673421" text:style-name="L79">
        <text:list-item>
          <text:p text:style-name="P73"><text:span text:style-name="T11">National Intellectual Property Rights Coordination Center (IPR Center): Leads the U.S. government's efforts to combat global IP theft and enforce trade laws.</text:span></text:p>
        </text:list-item>
      </text:list>
      <text:list xml:id="list1716759184" text:style-name="L78">
        <text:list-item>
          <text:p text:style-name="P72"><text:span text:style-name="T11">Office of the Intellectual Property Enforcement Coordinator (IPEC): Advises the President on IP policy and coordinates enforcement efforts across federal agencies.</text:span></text:p>
        </text:list-item>
      </text:list>
      <text:list xml:id="list623377467" text:style-name="L77">
        <text:list-item>
          <text:p text:style-name="P71"><text:soft-page-break/><text:span text:style-name="T11">United States Copyright Office: A division of the Library of Congress that administers copyright laws and promotes creativity through effective copyright systems.</text:span></text:p>
        </text:list-item>
      </text:list>
      <text:p text:style-name="P114"><text:span text:style-name="T1"/></text:p>
      <text:list xml:id="list3713693780" text:style-name="L75">
        <text:list-item>
          <text:p text:style-name="P70"><text:span text:style-name="T11">European Patent Office (EPO):Provides a centralized patent application process for European countries, enhancing patent protection across Europe.</text:span></text:p>
        </text:list-item>
      </text:list>
      <text:p text:style-name="P119"><text:span text:style-name="T1"><text:s/>Notable Treaties Administered by WIPO</text:span></text:p>
      <text:list xml:id="list843718003" text:style-name="L73">
        <text:list-item>
          <text:p text:style-name="P69"><text:span text:style-name="T11">Paris Convention for the Protection of Industrial Property: Established in 1883, it provides a framework for patent and trademark protection among member countries.</text:span></text:p>
        </text:list-item>
      </text:list>
      <text:list xml:id="list1018026902" text:style-name="L72">
        <text:list-item>
          <text:p text:style-name="P68"><text:span text:style-name="T11">Berne Convention for the Protection of Literary and Artistic Works: Established in 1886, it protects the rights of authors in their literary and artistic works.</text:span></text:p>
        </text:list-item>
      </text:list>
      <text:list xml:id="list4273172311" text:style-name="L71">
        <text:list-item>
          <text:p text:style-name="P67"><text:span text:style-name="T11">Patent Cooperation Treaty (PCT): Facilitates international patent applications, allowing inventors to seek patent protection simultaneously in multiple countries.</text:span></text:p>
        </text:list-item>
      </text:list>
      <text:list xml:id="list461947134" text:style-name="L70">
        <text:list-item>
          <text:p text:style-name="P66"><text:span text:style-name="T11">Madrid Protocol: Allows for the international registration of trademarks through a single application process.</text:span></text:p>
        </text:list-item>
      </text:list>
      <text:list xml:id="list3916305159" text:style-name="L69">
        <text:list-item>
          <text:p text:style-name="P65"><text:span text:style-name="T11">Hague Agreement Concerning the International Registration of Industrial Designs: Provides a mechanism for registering industrial designs internationally.</text:span></text:p>
        </text:list-item>
      </text:list>
      <text:list xml:id="list3908230261" text:style-name="L67">
        <text:list-item>
          <text:p text:style-name="P64"><text:span text:style-name="T11">WIPO Copyright Treaty (WCT): Addresses copyright issues in the digital environment, ensuring protection for authors' rights online.</text:span></text:p>
        </text:list-item>
      </text:list>
      <text:p text:style-name="P119"><text:span text:style-name="T1"><text:s/>Regional Organizations</text:span></text:p>
      <text:list xml:id="list1557567152" text:style-name="L66">
        <text:list-item>
          <text:p text:style-name="P63"><text:span text:style-name="T11">African Regional Intellectual Property Organization (ARIPO): Facilitates IP protection in African member states through regional treaties.</text:span></text:p>
        </text:list-item>
      </text:list>
      <text:list xml:id="list1550905477" text:style-name="L64">
        <text:list-item>
          <text:p text:style-name="P62"><text:span text:style-name="T11">Organisation Africaine de la Propriété Intellectuelle (OAPI): Manages IP rights in French-speaking African countries through a unified legal framework.</text:span></text:p>
        </text:list-item>
      </text:list>
      <text:p text:style-name="P119"><text:span text:style-name="T1">Committees and Working Groups</text:span></text:p>
      <text:list xml:id="list4207988570" text:style-name="L63">
        <text:list-item>
          <text:p text:style-name="P61"><text:span text:style-name="T11">Standing Committee on the Law of Patents (SCP): Discusses issues related to patent law development among member states.</text:span></text:p>
        </text:list-item>
      </text:list>
      <text:list xml:id="list174113547" text:style-name="L61">
        <text:list-item>
          <text:p text:style-name="P60"><text:span text:style-name="T11">Committee on Development and Intellectual Property (CDIP): Focuses on implementing proposals related to IP and development issues.</text:span></text:p>
        </text:list-item>
      </text:list>
      <text:list xml:id="list3948180733" text:style-name="L60">
        <text:list-item>
          <text:p text:style-name="P59"><text:soft-page-break/><text:span text:style-name="T11">Intergovernmental Committee on Intellectual Property and Genetic Resources, Traditional Knowledge and Folklore (IGC): Negotiates agreements to protect traditional knowledge and cultural expressions.</text:span></text:p>
        </text:list-item>
      </text:list>
      <text:list xml:id="list2521128997" text:style-name="L59">
        <text:list-item>
          <text:p text:style-name="P58"><text:span text:style-name="T11">PCT Working Group: Prepares proposals related to amendments of</text:span></text:p>
        </text:list-item>
      </text:list>
      <text:list xml:id="list2473828882" text:style-name="L57">
        <text:list-item>
          <text:p text:style-name="P57"><text:span text:style-name="T11">Hague Working Group: Focuses on improving operational efficiencies within the Hague System for industrial design registration.</text:span></text:p>
        </text:list-item>
      </text:list>
      <text:p text:style-name="P119"><text:span text:style-name="T1">Other Notable Organizations</text:span></text:p>
      <text:list xml:id="list373575000" text:style-name="L56">
        <text:list-item>
          <text:p text:style-name="P56"><text:span text:style-name="T11">World Trade Organization (WTO)**: Administers the TRIPS Agreement, which sets minimum standards for IP protection among member countries.</text:span></text:p>
        </text:list-item>
      </text:list>
      <text:list xml:id="list1385213385" text:style-name="L55">
        <text:list-item>
          <text:p text:style-name="P55"><text:span text:style-name="T11">International Association for the Protection of Intellectual Property (AIPPI)**: Works to improve laws for IP protection globally.</text:span></text:p>
        </text:list-item>
      </text:list>
      <text:p text:style-name="P119"><text:span text:style-name="T1">Emerging Trends</text:span></text:p>
      <text:list xml:id="list2277538058" text:style-name="L54">
        <text:list-item>
          <text:p text:style-name="P54"><text:span text:style-name="T11">Digital Economy Initiatives: Agencies are increasingly focusing on IP issues related to digital content, technology advancements, and artificial intelligence.</text:span></text:p>
        </text:list-item>
      </text:list>
      <text:list xml:id="list303641671" text:style-name="L52">
        <text:list-item>
          <text:p text:style-name="P53"><text:span text:style-name="T11">Sustainable Development Goals (SDGs): Many organizations align their IP strategies with the UN's SDGs to promote innovation that benefits society.</text:span></text:p>
        </text:list-item>
      </text:list>
      <text:p text:style-name="P131"><text:span text:style-name="T16">Research and Data Sharing</text:span></text:p>
      <text:list xml:id="list2625800510" text:style-name="L51">
        <text:list-item>
          <text:p text:style-name="P22"><text:span text:style-name="T11">WIPO Lex: Provides access to a comprehensive database of IP laws, treaties, and judgments from around the world.</text:span></text:p>
        </text:list-item>
      </text:list>
      <text:list xml:id="list1826982269" text:style-name="L49">
        <text:list-item>
          <text:p text:style-name="P52"><text:span text:style-name="T11">Global Innovation Index: A collaborative project involving WIPO that ranks countries based on their innovation capabilities.</text:span></text:p>
        </text:list-item>
      </text:list>
      <text:p text:style-name="P131"><text:span text:style-name="T16">Future Directions</text:span></text:p>
      <text:list xml:id="list4120312897" text:style-name="L48">
        <text:list-item>
          <text:p text:style-name="P51"><text:span text:style-name="T11">Adapting to Change: International agencies continuously evolve their frameworks to address emerging challenges in IP law, ensuring they remain relevant in a rapidly changing global landscape.</text:span></text:p>
        </text:list-item>
      </text:list>
      <text:p text:style-name="P114"><text:span text:style-name="T1"/></text:p>
      <text:p text:style-name="P1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0.689cm"/>
          <style:tab-stop style:position="17cm" style:type="right"/>
        </style:tab-stops>
      </style:paragraph-properties>
      <style:text-properties fo:color="#000000" fo:font-size="24pt" fo:font-weight="bold" officeooo:rsid="0007211d" officeooo:paragraph-rsid="0007211d" style:font-size-asian="21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6T10:25:50.327030004</meta:creation-date>
    <dc:date>2024-11-06T12:46:25.561931768</dc:date>
    <meta:editing-duration>PT1H1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3" meta:paragraph-count="224" meta:word-count="2851" meta:character-count="20419" meta:non-whitespace-character-count="17888"/>
  </office:meta>
</office:document-meta>
</file>